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3cm"/>
    </style:style>
    <style:style style:name="co3" style:family="table-column">
      <style:table-column-properties fo:break-before="auto" style:column-width="1.794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2.817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701cm"/>
    </style:style>
    <style:style style:name="co10" style:family="table-column">
      <style:table-column-properties fo:break-before="auto" style:column-width="2.48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_smo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1" table:number-columns-repeated="16372" table:default-cell-style-name="ce2"/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(ERROR)</text:p>
          </table:table-cell>
          <table:table-cell table:style-name="ce1"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MLP(ERROR)</text:p>
          </table:table-cell>
          <table:table-cell/>
          <table:table-cell table:style-name="ce1" table:number-columns-repeated="16372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2"/>
          <table:table-cell office:value-type="string" calcext:value-type="string">
            <text:p>FOLD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2"/>
          <table:table-cell office:value-type="string" calcext:value-type="string">
            <text:p>FOLD_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2"/>
          <table:table-cell office:value-type="string" calcext:value-type="string">
            <text:p>FOLD_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2"/>
          <table:table-cell office:value-type="string" calcext:value-type="string">
            <text:p>FOLD_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2"/>
          <table:table-cell office:value-type="string" calcext:value-type="string">
            <text:p>FOLD_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2"/>
          <table:table-cell office:value-type="string" calcext:value-type="string">
            <text:p>FOLD_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2"/>
          <table:table-cell office:value-type="string" calcext:value-type="string">
            <text:p>FOLD_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2"/>
          <table:table-cell office:value-type="string" calcext:value-type="string">
            <text:p>FOLD_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2"/>
          <table:table-cell office:value-type="string" calcext:value-type="string">
            <text:p>FOLD_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2"/>
          <table:table-cell office:value-type="string" calcext:value-type="string">
            <text:p>FOLD_10</text:p>
          </table:table-cell>
          <table:table-cell table:number-columns-repeated="16374"/>
        </table:table-row>
        <table:table-row table:style-name="ro3">
          <table:table-cell table:style-name="ce3"/>
          <table:table-cell table:style-name="ce3" table:formula="of:=AVERAGE([.B2:.B11])" office:value-type="string" office:string-value="" calcext:value-type="error">
            <text:p>#DIV/0!</text:p>
          </table:table-cell>
          <table:table-cell table:style-name="ce3" table:number-columns-repeated="2"/>
          <table:table-cell table:style-name="ce3" table:formula="of:=AVERAGE([.E2:.E11])" office:value-type="string" office:string-value="" calcext:value-type="error">
            <text:p>#DIV/0!</text:p>
          </table:table-cell>
          <table:table-cell/>
          <table:table-cell table:style-name="ce3" table:number-columns-repeated="16372"/>
        </table:table-row>
        <table:table-row table:style-name="ro2">
          <table:table-cell table:number-columns-repeated="16378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CLASS(ERROR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NNC(ERROR)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0883" calcext:value-type="percentage">
            <text:p>8,83%</text:p>
          </table:table-cell>
          <table:table-cell/>
          <table:table-cell office:value-type="string" calcext:value-type="string">
            <text:p>FOLD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0864" calcext:value-type="percentage">
            <text:p>8,64%</text:p>
          </table:table-cell>
          <table:table-cell/>
          <table:table-cell office:value-type="string" calcext:value-type="string">
            <text:p>FOLD_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0883" calcext:value-type="percentage">
            <text:p>8,83%</text:p>
          </table:table-cell>
          <table:table-cell/>
          <table:table-cell office:value-type="string" calcext:value-type="string">
            <text:p>FOLD_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0972" calcext:value-type="percentage">
            <text:p>9,72%</text:p>
          </table:table-cell>
          <table:table-cell/>
          <table:table-cell office:value-type="string" calcext:value-type="string">
            <text:p>FOLD_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0922" calcext:value-type="percentage">
            <text:p>9,22%</text:p>
          </table:table-cell>
          <table:table-cell/>
          <table:table-cell office:value-type="string" calcext:value-type="string">
            <text:p>FOLD_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0991" calcext:value-type="percentage">
            <text:p>9,91%</text:p>
          </table:table-cell>
          <table:table-cell/>
          <table:table-cell office:value-type="string" calcext:value-type="string">
            <text:p>FOLD_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1007" calcext:value-type="percentage">
            <text:p>10,07%</text:p>
          </table:table-cell>
          <table:table-cell/>
          <table:table-cell office:value-type="string" calcext:value-type="string">
            <text:p>FOLD_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1036" calcext:value-type="percentage">
            <text:p>10,36%</text:p>
          </table:table-cell>
          <table:table-cell/>
          <table:table-cell office:value-type="string" calcext:value-type="string">
            <text:p>FOLD_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1019" calcext:value-type="percentage">
            <text:p>10,19%</text:p>
          </table:table-cell>
          <table:table-cell/>
          <table:table-cell office:value-type="string" calcext:value-type="string">
            <text:p>FOLD_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1013" calcext:value-type="percentage">
            <text:p>10,13%</text:p>
          </table:table-cell>
          <table:table-cell/>
          <table:table-cell office:value-type="string" calcext:value-type="string">
            <text:p>FOLD_10</text:p>
          </table:table-cell>
          <table:table-cell table:number-columns-repeated="16374"/>
        </table:table-row>
        <table:table-row table:style-name="ro3">
          <table:table-cell table:style-name="ce3"/>
          <table:table-cell table:style-name="ce3" table:formula="of:=AVERAGE([.B15:.B24])" office:value-type="percentage" office:value="0.0959" calcext:value-type="percentage">
            <text:p>9,59%</text:p>
          </table:table-cell>
          <table:table-cell/>
          <table:table-cell table:style-name="ce3"/>
          <table:table-cell table:style-name="ce3" table:formula="of:=AVERAGE([.E15:.E24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2">
          <table:table-cell table:number-columns-repeated="16378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TRN(ERROR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AVG(ERROR)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0878" calcext:value-type="percentage">
            <text:p>8,78%</text:p>
          </table:table-cell>
          <table:table-cell/>
          <table:table-cell office:value-type="string" calcext:value-type="string">
            <text:p>FOLD_1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FOLD_2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0893" calcext:value-type="percentage">
            <text:p>8,93%</text:p>
          </table:table-cell>
          <table:table-cell/>
          <table:table-cell office:value-type="string" calcext:value-type="string">
            <text:p>FOLD_3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0992" calcext:value-type="percentage">
            <text:p>9,92%</text:p>
          </table:table-cell>
          <table:table-cell/>
          <table:table-cell office:value-type="string" calcext:value-type="string">
            <text:p>FOLD_4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0963" calcext:value-type="percentage">
            <text:p>9,63%</text:p>
          </table:table-cell>
          <table:table-cell/>
          <table:table-cell office:value-type="string" calcext:value-type="string">
            <text:p>FOLD_5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1041" calcext:value-type="percentage">
            <text:p>10,41%</text:p>
          </table:table-cell>
          <table:table-cell/>
          <table:table-cell office:value-type="string" calcext:value-type="string">
            <text:p>FOLD_6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1035" calcext:value-type="percentage">
            <text:p>10,35%</text:p>
          </table:table-cell>
          <table:table-cell/>
          <table:table-cell office:value-type="string" calcext:value-type="string">
            <text:p>FOLD_7</text:p>
          </table:table-cell>
          <table:table-cell office:value-type="string" calcext:value-type="string">
            <text:p>χ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1033" calcext:value-type="percentage">
            <text:p>10,33%</text:p>
          </table:table-cell>
          <table:table-cell/>
          <table:table-cell office:value-type="string" calcext:value-type="string">
            <text:p>FOLD_8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FOLD_9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1018" calcext:value-type="percentage">
            <text:p>10,18%</text:p>
          </table:table-cell>
          <table:table-cell/>
          <table:table-cell office:value-type="string" calcext:value-type="string">
            <text:p>FOLD_10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3">
          <table:table-cell table:style-name="ce3"/>
          <table:table-cell table:style-name="ce3" table:formula="of:=AVERAGE([.B28:.B37])" office:value-type="percentage" office:value="0.09717" calcext:value-type="percentage">
            <text:p>9,72%</text:p>
          </table:table-cell>
          <table:table-cell/>
          <table:table-cell table:style-name="ce3"/>
          <table:table-cell table:style-name="ce3" table:formula="of:=AVERAGE([.E28:.E3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2">
          <table:table-cell table:number-columns-repeated="16378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/>
          <table:table-cell/>
          <table:table-cell table:style-name="ce1" office:value-type="string" calcext:value-type="string">
            <text:p>FOLD</text:p>
          </table:table-cell>
          <table:table-cell table:style-name="ce1"/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2"/>
          <table:table-cell office:value-type="string" calcext:value-type="string">
            <text:p>FOLD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2"/>
          <table:table-cell office:value-type="string" calcext:value-type="string">
            <text:p>FOLD_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2"/>
          <table:table-cell office:value-type="string" calcext:value-type="string">
            <text:p>FOLD_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2"/>
          <table:table-cell office:value-type="string" calcext:value-type="string">
            <text:p>FOLD_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2"/>
          <table:table-cell office:value-type="string" calcext:value-type="string">
            <text:p>FOLD_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2"/>
          <table:table-cell office:value-type="string" calcext:value-type="string">
            <text:p>FOLD_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2"/>
          <table:table-cell office:value-type="string" calcext:value-type="string">
            <text:p>FOLD_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2"/>
          <table:table-cell office:value-type="string" calcext:value-type="string">
            <text:p>FOLD_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2"/>
          <table:table-cell office:value-type="string" calcext:value-type="string">
            <text:p>FOLD_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2"/>
          <table:table-cell office:value-type="string" calcext:value-type="string">
            <text:p>FOLD_10</text:p>
          </table:table-cell>
          <table:table-cell table:number-columns-repeated="16374"/>
        </table:table-row>
        <table:table-row table:style-name="ro3">
          <table:table-cell table:style-name="ce3" table:number-columns-repeated="2"/>
          <table:table-cell/>
          <table:table-cell table:style-name="ce3" table:number-columns-repeated="2"/>
          <table:table-cell table:number-columns-repeated="16373"/>
        </table:table-row>
        <table:table-row table:style-name="ro2" table:number-rows-repeated="2">
          <table:table-cell table:number-columns-repeated="16378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/>
          <table:table-cell/>
          <table:table-cell table:style-name="ce1" office:value-type="string" calcext:value-type="string">
            <text:p>FOLD</text:p>
          </table:table-cell>
          <table:table-cell table:style-name="ce1"/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2"/>
          <table:table-cell office:value-type="string" calcext:value-type="string">
            <text:p>FOLD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2"/>
          <table:table-cell office:value-type="string" calcext:value-type="string">
            <text:p>FOLD_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2"/>
          <table:table-cell office:value-type="string" calcext:value-type="string">
            <text:p>FOLD_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2"/>
          <table:table-cell office:value-type="string" calcext:value-type="string">
            <text:p>FOLD_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2"/>
          <table:table-cell office:value-type="string" calcext:value-type="string">
            <text:p>FOLD_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2"/>
          <table:table-cell office:value-type="string" calcext:value-type="string">
            <text:p>FOLD_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2"/>
          <table:table-cell office:value-type="string" calcext:value-type="string">
            <text:p>FOLD_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2"/>
          <table:table-cell office:value-type="string" calcext:value-type="string">
            <text:p>FOLD_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2"/>
          <table:table-cell office:value-type="string" calcext:value-type="string">
            <text:p>FOLD_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2"/>
          <table:table-cell office:value-type="string" calcext:value-type="string">
            <text:p>FOLD_10</text:p>
          </table:table-cell>
          <table:table-cell table:number-columns-repeated="16374"/>
        </table:table-row>
        <table:table-row table:style-name="ro3">
          <table:table-cell table:style-name="ce3" table:number-columns-repeated="2"/>
          <table:table-cell/>
          <table:table-cell table:style-name="ce3" table:number-columns-repeated="2"/>
          <table:table-cell table:number-columns-repeated="16373"/>
        </table:table-row>
        <table:table-row table:style-name="ro2" table:number-rows-repeated="2">
          <table:table-cell table:number-columns-repeated="16378"/>
        </table:table-row>
        <table:table-row table:style-name="ro1">
          <table:table-cell table:style-name="ce1" table:number-columns-repeated="2"/>
          <table:table-cell table:number-columns-repeated="16376"/>
        </table:table-row>
        <table:table-row table:style-name="ro2" table:number-rows-repeated="10">
          <table:table-cell table:number-columns-repeated="16378"/>
        </table:table-row>
        <table:table-row table:style-name="ro3">
          <table:table-cell table:style-name="ce3" table:number-columns-repeated="2"/>
          <table:table-cell table:number-columns-repeated="16376"/>
        </table:table-row>
        <table:table-row table:style-name="ro2" table:number-rows-repeated="1048496">
          <table:table-cell table:number-columns-repeated="16378"/>
        </table:table-row>
        <table:table-row table:style-name="ro2">
          <table:table-cell table:number-columns-repeated="16378"/>
        </table:table-row>
      </table:table>
      <table:table table:name="smote" table:style-name="ta1">
        <table:table-column table:style-name="co1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7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(PRECISION)</text:p>
          </table:table-cell>
          <table:table-cell table:style-name="ce1" office:value-type="string" calcext:value-type="string">
            <text:p>GEN(RECALL)</text:p>
          </table:table-cell>
          <table:table-cell table:style-name="ce1" office:value-type="string" calcext:value-type="string">
            <text:p>GEN(F1)</text:p>
          </table:table-cell>
          <table:table-cell table:style-name="ce1"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NNC(PRECISION)</text:p>
          </table:table-cell>
          <table:table-cell table:style-name="ce1" office:value-type="string" calcext:value-type="string">
            <text:p>NNC(RECALL)</text:p>
          </table:table-cell>
          <table:table-cell table:style-name="ce1" office:value-type="string" calcext:value-type="string">
            <text:p>MLP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6868" calcext:value-type="percentage">
            <text:p>68,68%</text:p>
          </table:table-cell>
          <table:table-cell table:formula="of:=2*[.B2]*[.C2]/([.B2]+[.C2])" office:value-type="percentage" office:value="0.651692684419957" calcext:value-type="percentage">
            <text:p>65,17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6658" calcext:value-type="percentage">
            <text:p>66,58%</text:p>
          </table:table-cell>
          <table:table-cell office:value-type="percentage" office:value="0.6184" calcext:value-type="percentage">
            <text:p>61,84%</text:p>
          </table:table-cell>
          <table:table-cell table:formula="of:=2*[.G2]*[.H2]/([.G2]+[.H2])" office:value-type="percentage" office:value="0.641225229714998" calcext:value-type="percentage">
            <text:p>64,12%</text:p>
          </table:table-cell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6291" calcext:value-type="percentage">
            <text:p>62,91%</text:p>
          </table:table-cell>
          <table:table-cell office:value-type="percentage" office:value="0.6926" calcext:value-type="percentage">
            <text:p>69,26%</text:p>
          </table:table-cell>
          <table:table-cell table:formula="of:=2*[.B3]*[.C3]/([.B3]+[.C3])" office:value-type="percentage" office:value="0.659324597109783" calcext:value-type="percentage">
            <text:p>65,93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6553" calcext:value-type="percentage">
            <text:p>65,53%</text:p>
          </table:table-cell>
          <table:table-cell office:value-type="percentage" office:value="0.6073" calcext:value-type="percentage">
            <text:p>60,73%</text:p>
          </table:table-cell>
          <table:table-cell table:formula="of:=2*[.G3]*[.H3]/([.G3]+[.H3])" office:value-type="percentage" office:value="0.630387597022018" calcext:value-type="percentage">
            <text:p>63,04%</text:p>
          </table:table-cell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6497" calcext:value-type="percentage">
            <text:p>64,97%</text:p>
          </table:table-cell>
          <table:table-cell office:value-type="percentage" office:value="0.6854" calcext:value-type="percentage">
            <text:p>68,54%</text:p>
          </table:table-cell>
          <table:table-cell table:formula="of:=2*[.B4]*[.C4]/([.B4]+[.C4])" office:value-type="percentage" office:value="0.667072698674257" calcext:value-type="percentage">
            <text:p>66,71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649" calcext:value-type="percentage">
            <text:p>64,90%</text:p>
          </table:table-cell>
          <table:table-cell office:value-type="percentage" office:value="0.6013" calcext:value-type="percentage">
            <text:p>60,13%</text:p>
          </table:table-cell>
          <table:table-cell table:formula="of:=2*[.G4]*[.H4]/([.G4]+[.H4])" office:value-type="percentage" office:value="0.62424010237543" calcext:value-type="percentage">
            <text:p>62,42%</text:p>
          </table:table-cell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6561" calcext:value-type="percentage">
            <text:p>65,61%</text:p>
          </table:table-cell>
          <table:table-cell office:value-type="percentage" office:value="0.6882" calcext:value-type="percentage">
            <text:p>68,82%</text:p>
          </table:table-cell>
          <table:table-cell table:formula="of:=2*[.B5]*[.C5]/([.B5]+[.C5])" office:value-type="percentage" office:value="0.67176674849364" calcext:value-type="percentage">
            <text:p>67,18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6514" calcext:value-type="percentage">
            <text:p>65,14%</text:p>
          </table:table-cell>
          <table:table-cell office:value-type="percentage" office:value="0.6222" calcext:value-type="percentage">
            <text:p>62,22%</text:p>
          </table:table-cell>
          <table:table-cell table:formula="of:=2*[.G5]*[.H5]/([.G5]+[.H5])" office:value-type="percentage" office:value="0.636465263819095" calcext:value-type="percentage">
            <text:p>63,65%</text:p>
          </table:table-cell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6332" calcext:value-type="percentage">
            <text:p>63,32%</text:p>
          </table:table-cell>
          <table:table-cell office:value-type="percentage" office:value="0.6937" calcext:value-type="percentage">
            <text:p>69,37%</text:p>
          </table:table-cell>
          <table:table-cell table:formula="of:=2*[.B6]*[.C6]/([.B6]+[.C6])" office:value-type="percentage" office:value="0.662070751375386" calcext:value-type="percentage">
            <text:p>66,21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6454" calcext:value-type="percentage">
            <text:p>64,54%</text:p>
          </table:table-cell>
          <table:table-cell office:value-type="percentage" office:value="0.597" calcext:value-type="percentage">
            <text:p>59,70%</text:p>
          </table:table-cell>
          <table:table-cell table:formula="of:=2*[.G6]*[.H6]/([.G6]+[.H6])" office:value-type="percentage" office:value="0.620257244043786" calcext:value-type="percentage">
            <text:p>62,03%</text:p>
          </table:table-cell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6812" calcext:value-type="percentage">
            <text:p>68,12%</text:p>
          </table:table-cell>
          <table:table-cell table:formula="of:=2*[.B7]*[.C7]/([.B7]+[.C7])" office:value-type="percentage" office:value="0.640898888284226" calcext:value-type="percentage">
            <text:p>64,09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6616" calcext:value-type="percentage">
            <text:p>66,16%</text:p>
          </table:table-cell>
          <table:table-cell office:value-type="percentage" office:value="0.6206" calcext:value-type="percentage">
            <text:p>62,06%</text:p>
          </table:table-cell>
          <table:table-cell table:formula="of:=2*[.G7]*[.H7]/([.G7]+[.H7])" office:value-type="percentage" office:value="0.64044448603962" calcext:value-type="percentage">
            <text:p>64,04%</text:p>
          </table:table-cell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6374" calcext:value-type="percentage">
            <text:p>63,74%</text:p>
          </table:table-cell>
          <table:table-cell office:value-type="percentage" office:value="0.6977" calcext:value-type="percentage">
            <text:p>69,77%</text:p>
          </table:table-cell>
          <table:table-cell table:formula="of:=2*[.B8]*[.C8]/([.B8]+[.C8])" office:value-type="percentage" office:value="0.666188270541532" calcext:value-type="percentage">
            <text:p>66,62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6427" calcext:value-type="percentage">
            <text:p>64,27%</text:p>
          </table:table-cell>
          <table:table-cell office:value-type="percentage" office:value="0.6084" calcext:value-type="percentage">
            <text:p>60,84%</text:p>
          </table:table-cell>
          <table:table-cell table:formula="of:=2*[.G8]*[.H8]/([.G8]+[.H8])" office:value-type="percentage" office:value="0.625079817760371" calcext:value-type="percentage">
            <text:p>62,51%</text:p>
          </table:table-cell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6614" calcext:value-type="percentage">
            <text:p>66,14%</text:p>
          </table:table-cell>
          <table:table-cell office:value-type="percentage" office:value="0.6863" calcext:value-type="percentage">
            <text:p>68,63%</text:p>
          </table:table-cell>
          <table:table-cell table:formula="of:=2*[.B9]*[.C9]/([.B9]+[.C9])" office:value-type="percentage" office:value="0.673619974771833" calcext:value-type="percentage">
            <text:p>67,36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6487" calcext:value-type="percentage">
            <text:p>64,87%</text:p>
          </table:table-cell>
          <table:table-cell office:value-type="percentage" office:value="0.6147" calcext:value-type="percentage">
            <text:p>61,47%</text:p>
          </table:table-cell>
          <table:table-cell table:formula="of:=2*[.G9]*[.H9]/([.G9]+[.H9])" office:value-type="percentage" office:value="0.631242504353332" calcext:value-type="percentage">
            <text:p>63,12%</text:p>
          </table:table-cell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6297" calcext:value-type="percentage">
            <text:p>62,97%</text:p>
          </table:table-cell>
          <table:table-cell office:value-type="percentage" office:value="0.6848" calcext:value-type="percentage">
            <text:p>68,48%</text:p>
          </table:table-cell>
          <table:table-cell table:formula="of:=2*[.B10]*[.C10]/([.B10]+[.C10])" office:value-type="percentage" office:value="0.656095184480791" calcext:value-type="percentage">
            <text:p>65,61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6494" calcext:value-type="percentage">
            <text:p>64,94%</text:p>
          </table:table-cell>
          <table:table-cell office:value-type="percentage" office:value="0.6103" calcext:value-type="percentage">
            <text:p>61,03%</text:p>
          </table:table-cell>
          <table:table-cell table:formula="of:=2*[.G10]*[.H10]/([.G10]+[.H10])" office:value-type="percentage" office:value="0.62924318488529" calcext:value-type="percentage">
            <text:p>62,92%</text:p>
          </table:table-cell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6263" calcext:value-type="percentage">
            <text:p>62,63%</text:p>
          </table:table-cell>
          <table:table-cell office:value-type="percentage" office:value="0.6891" calcext:value-type="percentage">
            <text:p>68,91%</text:p>
          </table:table-cell>
          <table:table-cell table:formula="of:=2*[.B11]*[.C11]/([.B11]+[.C11])" office:value-type="percentage" office:value="0.656200897065531" calcext:value-type="percentage">
            <text:p>65,62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6601" calcext:value-type="percentage">
            <text:p>66,01%</text:p>
          </table:table-cell>
          <table:table-cell office:value-type="percentage" office:value="0.6228" calcext:value-type="percentage">
            <text:p>62,28%</text:p>
          </table:table-cell>
          <table:table-cell table:formula="of:=2*[.G11]*[.H11]/([.G11]+[.H11])" office:value-type="percentage" office:value="0.640907755865617" calcext:value-type="percentage">
            <text:p>64,09%</text:p>
          </table:table-cell>
        </table:table-row>
        <table:table-row table:style-name="ro3">
          <table:table-cell table:style-name="ce3"/>
          <table:table-cell table:style-name="ce3" table:formula="of:=AVERAGE([.B2:.B11])" office:value-type="percentage" office:value="0.6348" calcext:value-type="percentage">
            <text:p>63,48%</text:p>
          </table:table-cell>
          <table:table-cell table:style-name="ce3" table:formula="of:=AVERAGE([.C2:.C11])" office:value-type="percentage" office:value="0.68858" calcext:value-type="percentage">
            <text:p>68,86%</text:p>
          </table:table-cell>
          <table:table-cell table:style-name="ce3" table:formula="of:=AVERAGE([.D2:.D11])" office:value-type="percentage" office:value="0.660493069521694" calcext:value-type="percentage">
            <text:p>66,05%</text:p>
          </table:table-cell>
          <table:table-cell table:style-name="ce3" table:number-columns-repeated="2"/>
          <table:table-cell table:style-name="ce3" table:formula="of:=AVERAGE([.G2:.G11])" office:value-type="percentage" office:value="0.65294" calcext:value-type="percentage">
            <text:p>65,29%</text:p>
          </table:table-cell>
          <table:table-cell table:style-name="ce3" table:formula="of:=AVERAGE([.H2:.H11])" office:value-type="percentage" office:value="0.6123" calcext:value-type="percentage">
            <text:p>61,23%</text:p>
          </table:table-cell>
          <table:table-cell table:style-name="ce3" table:formula="of:=AVERAGE([.I2:.I11])" office:value-type="percentage" office:value="0.631949318587956" calcext:value-type="percentage">
            <text:p>63,19%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TRANSFORMER(PRECISION)</text:p>
          </table:table-cell>
          <table:table-cell table:style-name="ce1" office:value-type="string" calcext:value-type="string">
            <text:p>TRANSFORMER(RECALL)</text:p>
          </table:table-cell>
          <table:table-cell table:style-name="ce1" office:value-type="string" calcext:value-type="string">
            <text:p>TRANSFORMER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CLASS(PRECISION)</text:p>
          </table:table-cell>
          <table:table-cell table:style-name="ce1" office:value-type="string" calcext:value-type="string">
            <text:p>GENCLASS(RECALL)</text:p>
          </table:table-cell>
          <table:table-cell table:style-name="ce1" office:value-type="string" calcext:value-type="string">
            <text:p>GENCLASS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2" office:value-type="string" calcext:value-type="string">
            <text:p>x</text:p>
          </table:table-cell>
          <table:table-cell table:formula="of:=2*[.B15]*[.C15]/([.B15]+[.C15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6473" calcext:value-type="percentage">
            <text:p>64,73%</text:p>
          </table:table-cell>
          <table:table-cell office:value-type="percentage" office:value="0.7067" calcext:value-type="percentage">
            <text:p>70,67%</text:p>
          </table:table-cell>
          <table:table-cell table:formula="of:=2*[.G15]*[.H15]/([.G15]+[.H15])" office:value-type="percentage" office:value="0.6756970605613" calcext:value-type="percentage">
            <text:p>67,57%</text:p>
          </table:table-cell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2" office:value-type="string" calcext:value-type="string">
            <text:p>x</text:p>
          </table:table-cell>
          <table:table-cell table:formula="of:=2*[.B16]*[.C16]/([.B16]+[.C16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6616" calcext:value-type="percentage">
            <text:p>66,16%</text:p>
          </table:table-cell>
          <table:table-cell office:value-type="percentage" office:value="0.6898" calcext:value-type="percentage">
            <text:p>68,98%</text:p>
          </table:table-cell>
          <table:table-cell office:value-type="percentage" office:value="0.6754" calcext:value-type="percentage">
            <text:p>67,54%</text:p>
          </table:table-cell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2" office:value-type="string" calcext:value-type="string">
            <text:p>x</text:p>
          </table:table-cell>
          <table:table-cell table:formula="of:=2*[.B17]*[.C17]/([.B17]+[.C17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6359" calcext:value-type="percentage">
            <text:p>63,59%</text:p>
          </table:table-cell>
          <table:table-cell office:value-type="percentage" office:value="0.6913" calcext:value-type="percentage">
            <text:p>69,13%</text:p>
          </table:table-cell>
          <table:table-cell office:value-type="percentage" office:value="0.6625" calcext:value-type="percentage">
            <text:p>66,25%</text:p>
          </table:table-cell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2" office:value-type="string" calcext:value-type="string">
            <text:p>x</text:p>
          </table:table-cell>
          <table:table-cell table:formula="of:=2*[.B18]*[.C18]/([.B18]+[.C18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6543" calcext:value-type="percentage">
            <text:p>65,43%</text:p>
          </table:table-cell>
          <table:table-cell office:value-type="percentage" office:value="0.6864" calcext:value-type="percentage">
            <text:p>68,64%</text:p>
          </table:table-cell>
          <table:table-cell office:value-type="percentage" office:value="0.67" calcext:value-type="percentage">
            <text:p>67,00%</text:p>
          </table:table-cell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2" office:value-type="string" calcext:value-type="string">
            <text:p>x</text:p>
          </table:table-cell>
          <table:table-cell table:formula="of:=2*[.B19]*[.C19]/([.B19]+[.C19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659" calcext:value-type="percentage">
            <text:p>65,90%</text:p>
          </table:table-cell>
          <table:table-cell office:value-type="percentage" office:value="0.6995" calcext:value-type="percentage">
            <text:p>69,95%</text:p>
          </table:table-cell>
          <table:table-cell office:value-type="percentage" office:value="0.6787" calcext:value-type="percentage">
            <text:p>67,87%</text:p>
          </table:table-cell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2" office:value-type="string" calcext:value-type="string">
            <text:p>x</text:p>
          </table:table-cell>
          <table:table-cell table:formula="of:=2*[.B20]*[.C20]/([.B20]+[.C20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649" calcext:value-type="percentage">
            <text:p>64,90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736" calcext:value-type="percentage">
            <text:p>67,36%</text:p>
          </table:table-cell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2" office:value-type="string" calcext:value-type="string">
            <text:p>x</text:p>
          </table:table-cell>
          <table:table-cell table:formula="of:=2*[.B21]*[.C21]/([.B21]+[.C21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996" calcext:value-type="percentage">
            <text:p>69,96%</text:p>
          </table:table-cell>
          <table:table-cell office:value-type="percentage" office:value="0.685" calcext:value-type="percentage">
            <text:p>68,50%</text:p>
          </table:table-cell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2" office:value-type="string" calcext:value-type="string">
            <text:p>x</text:p>
          </table:table-cell>
          <table:table-cell table:formula="of:=2*[.B22]*[.C22]/([.B22]+[.C22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6482" calcext:value-type="percentage">
            <text:p>64,82%</text:p>
          </table:table-cell>
          <table:table-cell office:value-type="percentage" office:value="0.6946" calcext:value-type="percentage">
            <text:p>69,46%</text:p>
          </table:table-cell>
          <table:table-cell office:value-type="percentage" office:value="0.6706" calcext:value-type="percentage">
            <text:p>67,06%</text:p>
          </table:table-cell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2" office:value-type="string" calcext:value-type="string">
            <text:p>x</text:p>
          </table:table-cell>
          <table:table-cell table:formula="of:=2*[.B23]*[.C23]/([.B23]+[.C23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6428" calcext:value-type="percentage">
            <text:p>64,28%</text:p>
          </table:table-cell>
          <table:table-cell office:value-type="percentage" office:value="0.6973" calcext:value-type="percentage">
            <text:p>69,73%</text:p>
          </table:table-cell>
          <table:table-cell office:value-type="percentage" office:value="0.6689" calcext:value-type="percentage">
            <text:p>66,89%</text:p>
          </table:table-cell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2" office:value-type="string" calcext:value-type="string">
            <text:p>x</text:p>
          </table:table-cell>
          <table:table-cell table:formula="of:=2*[.B24]*[.C24]/([.B24]+[.C24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6609" calcext:value-type="percentage">
            <text:p>66,09%</text:p>
          </table:table-cell>
          <table:table-cell office:value-type="percentage" office:value="0.6896" calcext:value-type="percentage">
            <text:p>68,96%</text:p>
          </table:table-cell>
          <table:table-cell office:value-type="percentage" office:value="0.675" calcext:value-type="percentage">
            <text:p>67,50%</text:p>
          </table:table-cell>
        </table:table-row>
        <table:table-row table:style-name="ro3">
          <table:table-cell table:style-name="ce3"/>
          <table:table-cell table:style-name="ce3" table:formula="of:=AVERAGE([.B15:.B24])" office:value-type="string" office:string-value="" calcext:value-type="error">
            <text:p>#DIV/0!</text:p>
          </table:table-cell>
          <table:table-cell table:style-name="ce3" table:formula="of:=AVERAGE([.C15:.C24])" office:value-type="string" office:string-value="" calcext:value-type="error">
            <text:p>#DIV/0!</text:p>
          </table:table-cell>
          <table:table-cell table:style-name="ce3" table:formula="of:=AVERAGE([.D15:.D24])" office:value-type="string" office:string-value="" calcext:value-type="error">
            <text:p>#VALUE!</text:p>
          </table:table-cell>
          <table:table-cell/>
          <table:table-cell table:style-name="ce3"/>
          <table:table-cell table:style-name="ce3" table:formula="of:=AVERAGE([.G15:.G24])" office:value-type="percentage" office:value="0.653" calcext:value-type="percentage">
            <text:p>65,30%</text:p>
          </table:table-cell>
          <table:table-cell table:style-name="ce3" table:formula="of:=AVERAGE([.H15:.H24])" office:value-type="percentage" office:value="0.69548" calcext:value-type="percentage">
            <text:p>69,55%</text:p>
          </table:table-cell>
          <table:table-cell table:style-name="ce3" table:formula="of:=AVERAGE([.I15:.I24])" office:value-type="percentage" office:value="0.67353970605613" calcext:value-type="percentage">
            <text:p>67,35%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AVERAGE(PRECISION)</text:p>
          </table:table-cell>
          <table:table-cell table:style-name="ce1" office:value-type="string" calcext:value-type="string">
            <text:p>GENAVERAGE(RECALL)</text:p>
          </table:table-cell>
          <table:table-cell table:style-name="ce1" office:value-type="string" calcext:value-type="string">
            <text:p>GENAVERAGE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SQ(PRECISION)</text:p>
          </table:table-cell>
          <table:table-cell table:style-name="ce1" office:value-type="string" calcext:value-type="string">
            <text:p>GENSQ(RECALL)</text:p>
          </table:table-cell>
          <table:table-cell table:style-name="ce1" office:value-type="string" calcext:value-type="string">
            <text:p>GENSQ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6406" calcext:value-type="percentage">
            <text:p>64,06%</text:p>
          </table:table-cell>
          <table:table-cell office:value-type="percentage" office:value="0.7012" calcext:value-type="percentage">
            <text:p>70,12%</text:p>
          </table:table-cell>
          <table:table-cell office:value-type="percentage" office:value="0.6695" calcext:value-type="percentage">
            <text:p>66,95%</text:p>
          </table:table-cell>
          <table:table-cell/>
          <table:table-cell office:value-type="string" calcext:value-type="string">
            <text:p>FOLD_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6323" calcext:value-type="percentage">
            <text:p>63,23%</text:p>
          </table:table-cell>
          <table:table-cell office:value-type="percentage" office:value="0.7097" calcext:value-type="percentage">
            <text:p>70,97%</text:p>
          </table:table-cell>
          <table:table-cell office:value-type="percentage" office:value="0.6688" calcext:value-type="percentage">
            <text:p>66,88%</text:p>
          </table:table-cell>
          <table:table-cell/>
          <table:table-cell office:value-type="string" calcext:value-type="string">
            <text:p>FOLD_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6327" calcext:value-type="percentage">
            <text:p>63,27%</text:p>
          </table:table-cell>
          <table:table-cell office:value-type="percentage" office:value="0.6922" calcext:value-type="percentage">
            <text:p>69,22%</text:p>
          </table:table-cell>
          <table:table-cell office:value-type="percentage" office:value="0.6611" calcext:value-type="percentage">
            <text:p>66,11%</text:p>
          </table:table-cell>
          <table:table-cell/>
          <table:table-cell office:value-type="string" calcext:value-type="string">
            <text:p>FOLD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6471" calcext:value-type="percentage">
            <text:p>64,71%</text:p>
          </table:table-cell>
          <table:table-cell office:value-type="percentage" office:value="0.6838" calcext:value-type="percentage">
            <text:p>68,38%</text:p>
          </table:table-cell>
          <table:table-cell office:value-type="percentage" office:value="0.6649" calcext:value-type="percentage">
            <text:p>66,49%</text:p>
          </table:table-cell>
          <table:table-cell/>
          <table:table-cell office:value-type="string" calcext:value-type="string">
            <text:p>FOLD_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6388" calcext:value-type="percentage">
            <text:p>63,88%</text:p>
          </table:table-cell>
          <table:table-cell office:value-type="percentage" office:value="0.6918" calcext:value-type="percentage">
            <text:p>69,18%</text:p>
          </table:table-cell>
          <table:table-cell office:value-type="percentage" office:value="0.6643" calcext:value-type="percentage">
            <text:p>66,43%</text:p>
          </table:table-cell>
          <table:table-cell/>
          <table:table-cell office:value-type="string" calcext:value-type="string">
            <text:p>FOLD_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6542" calcext:value-type="percentage">
            <text:p>65,42%</text:p>
          </table:table-cell>
          <table:table-cell office:value-type="percentage" office:value="0.6883" calcext:value-type="percentage">
            <text:p>68,83%</text:p>
          </table:table-cell>
          <table:table-cell office:value-type="percentage" office:value="0.6708" calcext:value-type="percentage">
            <text:p>67,08%</text:p>
          </table:table-cell>
          <table:table-cell/>
          <table:table-cell office:value-type="string" calcext:value-type="string">
            <text:p>FOLD_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6508" calcext:value-type="percentage">
            <text:p>65,08%</text:p>
          </table:table-cell>
          <table:table-cell office:value-type="percentage" office:value="0.6998" calcext:value-type="percentage">
            <text:p>69,98%</text:p>
          </table:table-cell>
          <table:table-cell office:value-type="percentage" office:value="0.6744" calcext:value-type="percentage">
            <text:p>67,44%</text:p>
          </table:table-cell>
          <table:table-cell/>
          <table:table-cell office:value-type="string" calcext:value-type="string">
            <text:p>FOLD_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6407" calcext:value-type="percentage">
            <text:p>64,07%</text:p>
          </table:table-cell>
          <table:table-cell office:value-type="percentage" office:value="0.699" calcext:value-type="percentage">
            <text:p>69,90%</text:p>
          </table:table-cell>
          <table:table-cell office:value-type="percentage" office:value="0.6686" calcext:value-type="percentage">
            <text:p>66,86%</text:p>
          </table:table-cell>
          <table:table-cell/>
          <table:table-cell office:value-type="string" calcext:value-type="string">
            <text:p>FOLD_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6474" calcext:value-type="percentage">
            <text:p>64,74%</text:p>
          </table:table-cell>
          <table:table-cell office:value-type="percentage" office:value="0.6974" calcext:value-type="percentage">
            <text:p>69,74%</text:p>
          </table:table-cell>
          <table:table-cell office:value-type="percentage" office:value="0.6715" calcext:value-type="percentage">
            <text:p>67,15%</text:p>
          </table:table-cell>
          <table:table-cell/>
          <table:table-cell office:value-type="string" calcext:value-type="string">
            <text:p>FOLD_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6478" calcext:value-type="percentage">
            <text:p>64,78%</text:p>
          </table:table-cell>
          <table:table-cell office:value-type="percentage" office:value="0.6949" calcext:value-type="percentage">
            <text:p>69,49%</text:p>
          </table:table-cell>
          <table:table-cell office:value-type="percentage" office:value="0.6705" calcext:value-type="percentage">
            <text:p>67,05%</text:p>
          </table:table-cell>
          <table:table-cell/>
          <table:table-cell office:value-type="string" calcext:value-type="string">
            <text:p>FOLD_10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table:formula="of:=AVERAGE([.B28:.B37])" office:value-type="percentage" office:value="0.64324" calcext:value-type="percentage">
            <text:p>64,32%</text:p>
          </table:table-cell>
          <table:table-cell table:style-name="ce3" table:formula="of:=AVERAGE([.C28:.C37])" office:value-type="percentage" office:value="0.69581" calcext:value-type="percentage">
            <text:p>69,58%</text:p>
          </table:table-cell>
          <table:table-cell table:style-name="ce3" table:formula="of:=AVERAGE([.D28:.D37])" office:value-type="percentage" office:value="0.66844" calcext:value-type="percentage">
            <text:p>66,84%</text:p>
          </table:table-cell>
          <table:table-cell/>
          <table:table-cell table:style-name="ce3"/>
          <table:table-cell table:style-name="ce3" table:formula="of:=AVERAGE([.G28:.G37])" office:value-type="string" office:string-value="" calcext:value-type="error">
            <text:p>#DIV/0!</text:p>
          </table:table-cell>
          <table:table-cell table:style-name="ce3" table:formula="of:=AVERAGE([.H28:.H37])" office:value-type="string" office:string-value="" calcext:value-type="error">
            <text:p>#DIV/0!</text:p>
          </table:table-cell>
          <table:table-cell table:style-name="ce3" table:formula="of:=AVERAGE([.I28:.I37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4"/>
          <table:table-cell office:value-type="string" calcext:value-type="string">
            <text:p>FOLD_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4"/>
          <table:table-cell office:value-type="string" calcext:value-type="string">
            <text:p>FOLD_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4"/>
          <table:table-cell office:value-type="string" calcext:value-type="string">
            <text:p>FOLD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4"/>
          <table:table-cell office:value-type="string" calcext:value-type="string">
            <text:p>FOLD_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4"/>
          <table:table-cell office:value-type="string" calcext:value-type="string">
            <text:p>FOLD_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4"/>
          <table:table-cell office:value-type="string" calcext:value-type="string">
            <text:p>FOLD_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4"/>
          <table:table-cell office:value-type="string" calcext:value-type="string">
            <text:p>FOLD_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4"/>
          <table:table-cell office:value-type="string" calcext:value-type="string">
            <text:p>FOLD_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4"/>
          <table:table-cell office:value-type="string" calcext:value-type="string">
            <text:p>FOLD_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4"/>
          <table:table-cell office:value-type="string" calcext:value-type="string">
            <text:p>FOLD_10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table:formula="of:=AVERAGE([.B41:.B50])" office:value-type="string" office:string-value="" calcext:value-type="error">
            <text:p>#DIV/0!</text:p>
          </table:table-cell>
          <table:table-cell table:style-name="ce3" table:formula="of:=AVERAGE([.C41:.C50])" office:value-type="string" office:string-value="" calcext:value-type="error">
            <text:p>#DIV/0!</text:p>
          </table:table-cell>
          <table:table-cell table:style-name="ce3" table:formula="of:=AVERAGE([.D41:.D50])" office:value-type="string" office:string-value="" calcext:value-type="error">
            <text:p>#DIV/0!</text:p>
          </table:table-cell>
          <table:table-cell/>
          <table:table-cell table:style-name="ce3"/>
          <table:table-cell table:style-name="ce3" table:formula="of:=AVERAGE([.G41:.G50])" office:value-type="string" office:string-value="" calcext:value-type="error">
            <text:p>#DIV/0!</text:p>
          </table:table-cell>
          <table:table-cell table:style-name="ce3" table:formula="of:=AVERAGE([.H41:.H50])" office:value-type="string" office:string-value="" calcext:value-type="error">
            <text:p>#DIV/0!</text:p>
          </table:table-cell>
          <table:table-cell table:style-name="ce3" table:formula="of:=AVERAGE([.I41:.I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6" office:value-type="string" calcext:value-type="string">
            <text:p>Mixed: 0.50, 0.25, 0.25</text:p>
          </table:table-cell>
          <table:table-cell table:number-columns-repeated="4"/>
          <table:table-cell table:style-name="ce6" office:value-type="string" calcext:value-type="string">
            <text:p>Mixed: 0.80, 0.10, 0.1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4"/>
          <table:table-cell office:value-type="string" calcext:value-type="string">
            <text:p>FOLD_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4"/>
          <table:table-cell office:value-type="string" calcext:value-type="string">
            <text:p>FOLD_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4"/>
          <table:table-cell office:value-type="string" calcext:value-type="string">
            <text:p>FOLD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4"/>
          <table:table-cell office:value-type="string" calcext:value-type="string">
            <text:p>FOLD_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4"/>
          <table:table-cell office:value-type="string" calcext:value-type="string">
            <text:p>FOLD_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4"/>
          <table:table-cell office:value-type="string" calcext:value-type="string">
            <text:p>FOLD_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4"/>
          <table:table-cell office:value-type="string" calcext:value-type="string">
            <text:p>FOLD_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4"/>
          <table:table-cell office:value-type="string" calcext:value-type="string">
            <text:p>FOLD_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4"/>
          <table:table-cell office:value-type="string" calcext:value-type="string">
            <text:p>FOLD_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4"/>
          <table:table-cell office:value-type="string" calcext:value-type="string">
            <text:p>FOLD_10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table:formula="of:=AVERAGE([.B55:.B64])" office:value-type="string" office:string-value="" calcext:value-type="error">
            <text:p>#DIV/0!</text:p>
          </table:table-cell>
          <table:table-cell table:style-name="ce3" table:formula="of:=AVERAGE([.C55:.C64])" office:value-type="string" office:string-value="" calcext:value-type="error">
            <text:p>#DIV/0!</text:p>
          </table:table-cell>
          <table:table-cell table:style-name="ce3" table:formula="of:=AVERAGE([.D55:.D64])" office:value-type="string" office:string-value="" calcext:value-type="error">
            <text:p>#DIV/0!</text:p>
          </table:table-cell>
          <table:table-cell/>
          <table:table-cell table:style-name="ce3"/>
          <table:table-cell table:style-name="ce3" table:formula="of:=AVERAGE([.G55:.G64])" office:value-type="string" office:string-value="" calcext:value-type="error">
            <text:p>#DIV/0!</text:p>
          </table:table-cell>
          <table:table-cell table:style-name="ce3" table:formula="of:=AVERAGE([.H55:.H64])" office:value-type="string" office:string-value="" calcext:value-type="error">
            <text:p>#DIV/0!</text:p>
          </table:table-cell>
          <table:table-cell table:style-name="ce3" table:formula="of:=AVERAGE([.I55:.I6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6" office:value-type="string" calcext:value-type="string">
            <text:p>Mixed: 0.90, 0.10, 0.00</text:p>
          </table:table-cell>
          <table:table-cell table:number-columns-repeated="4"/>
          <table:table-cell table:style-name="ce6" office:value-type="string" calcext:value-type="string">
            <text:p>Mixed: 0.80, 0.20, 0.0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ADAM(PRECISION)</text:p>
          </table:table-cell>
          <table:table-cell table:style-name="ce1" office:value-type="string" calcext:value-type="string">
            <text:p>ADAM(RECALL)</text:p>
          </table:table-cell>
          <table:table-cell table:style-name="ce1" office:value-type="string" calcext:value-type="string">
            <text:p>ADAM(F1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8"/>
        </table:table-row>
        <table:table-row table:style-name="ro3">
          <table:table-cell table:style-name="ce3"/>
          <table:table-cell table:style-name="ce3" table:formula="of:=AVERAGE([.B69:.B78])" office:value-type="string" office:string-value="" calcext:value-type="error">
            <text:p>#DIV/0!</text:p>
          </table:table-cell>
          <table:table-cell table:style-name="ce3" table:formula="of:=AVERAGE([.C69:.C78])" office:value-type="string" office:string-value="" calcext:value-type="error">
            <text:p>#DIV/0!</text:p>
          </table:table-cell>
          <table:table-cell table:style-name="ce3" table:formula="of:=AVERAGE([.D69:.D78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Mixed: 0.90, 0.10, 0.00</text:p>
          </table:table-cell>
          <table:table-cell table:number-columns-repeated="7"/>
        </table:table-row>
        <table:table-row table:style-name="ro2" table:number-rows-repeated="104849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newdata2_peryear" table:style-name="ta1">
        <table:table-column table:style-name="co8" table:default-cell-style-name="ce10"/>
        <table:table-column table:style-name="co1" table:number-columns-repeated="2" table:default-cell-style-name="ce2"/>
        <table:table-column table:style-name="co9" table:default-cell-style-name="ce2"/>
        <table:table-column table:style-name="co1" table:number-columns-repeated="5" table:default-cell-style-name="ce2"/>
        <table:table-row table:style-name="ro2">
          <table:table-cell office:value-type="string" calcext:value-type="string">
            <text:p>YEAR</text:p>
          </table:table-cell>
          <table:table-cell table:style-name="ce6" office:value-type="string" calcext:value-type="string">
            <text:p>RBF</text:p>
          </table:table-cell>
          <table:table-cell table:style-name="ce6" office:value-type="string" calcext:value-type="string">
            <text:p>MLP</text:p>
          </table:table-cell>
          <table:table-cell table:style-name="ce6" office:value-type="string" calcext:value-type="string">
            <text:p>NAIVE BAYES</text:p>
          </table:table-cell>
          <table:table-cell table:style-name="ce6" office:value-type="string" calcext:value-type="string">
            <text:p>NNC</text:p>
          </table:table-cell>
          <table:table-cell table:style-name="ce6" office:value-type="string" calcext:value-type="string">
            <text:p>GENCLASS</text:p>
          </table:table-cell>
          <table:table-cell table:style-name="ce6" office:value-type="string" calcext:value-type="string">
            <text:p>FC2RBF</text:p>
          </table:table-cell>
          <table:table-cell table:style-name="ce6" office:value-type="string" calcext:value-type="string">
            <text:p>FC3RBF</text:p>
          </table:table-cell>
          <table:table-cell table:style-name="ce6" office:value-type="string" calcext:value-type="string">
            <text:p>FC4RBF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percentage" office:value="0.2585" calcext:value-type="percentage">
            <text:p>25,85%</text:p>
          </table:table-cell>
          <table:table-cell office:value-type="percentage" office:value="0.2655" calcext:value-type="percentage">
            <text:p>26,55%</text:p>
          </table:table-cell>
          <table:table-cell office:value-type="percentage" office:value="0.2659" calcext:value-type="percentage">
            <text:p>26,59%</text:p>
          </table:table-cell>
          <table:table-cell office:value-type="percentage" office:value="0.2212" calcext:value-type="percentage">
            <text:p>22,12%</text:p>
          </table:table-cell>
          <table:table-cell office:value-type="percentage" office:value="0.1892" calcext:value-type="percentage">
            <text:p>18,92%</text:p>
          </table:table-cell>
          <table:table-cell office:value-type="percentage" office:value="0.1878" calcext:value-type="percentage">
            <text:p>18,78%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percentage" office:value="0.2949" calcext:value-type="percentage">
            <text:p>29,49%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909" calcext:value-type="percentage">
            <text:p>29,09%</text:p>
          </table:table-cell>
          <table:table-cell office:value-type="percentage" office:value="0.2335" calcext:value-type="percentage">
            <text:p>23,35%</text:p>
          </table:table-cell>
          <table:table-cell office:value-type="percentage" office:value="0.1956" calcext:value-type="percentage">
            <text:p>19,56%</text:p>
          </table:table-cell>
          <table:table-cell table:style-name="Default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percentage" office:value="0.2669" calcext:value-type="percentage">
            <text:p>26,69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617" calcext:value-type="percentage">
            <text:p>26,17%</text:p>
          </table:table-cell>
          <table:table-cell office:value-type="string" calcext:value-type="string">
            <text:p>x</text:p>
          </table:table-cell>
          <table:table-cell office:value-type="percentage" office:value="0.1719" calcext:value-type="percentage">
            <text:p>17,19%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percentage" office:value="0.2502" calcext:value-type="percentage">
            <text:p>25,02%</text:p>
          </table:table-cell>
          <table:table-cell office:value-type="percentage" office:value="0.2693" calcext:value-type="percentage">
            <text:p>26,93%</text:p>
          </table:table-cell>
          <table:table-cell office:value-type="percentage" office:value="0.2583" calcext:value-type="percentage">
            <text:p>25,83%</text:p>
          </table:table-cell>
          <table:table-cell/>
          <table:table-cell office:value-type="percentage" office:value="0.1814" calcext:value-type="percentage">
            <text:p>18,14%</text:p>
          </table:table-cell>
          <table:table-cell table:number-columns-repeated="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percentage" office:value="0.2817" calcext:value-type="percentage">
            <text:p>28,17%</text:p>
          </table:table-cell>
          <table:table-cell office:value-type="percentage" office:value="0.2997" calcext:value-type="percentage">
            <text:p>29,97%</text:p>
          </table:table-cell>
          <table:table-cell office:value-type="percentage" office:value="0.2988" calcext:value-type="percentage">
            <text:p>29,88%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percentage" office:value="0.268" calcext:value-type="percentage">
            <text:p>26,80%</text:p>
          </table:table-cell>
          <table:table-cell office:value-type="percentage" office:value="0.259" calcext:value-type="percentage">
            <text:p>25,90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5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percentage" office:value="0.2808" calcext:value-type="percentage">
            <text:p>28,08%</text:p>
          </table:table-cell>
          <table:table-cell office:value-type="percentage" office:value="0.2943" calcext:value-type="percentage">
            <text:p>29,43%</text:p>
          </table:table-cell>
          <table:table-cell office:value-type="percentage" office:value="0.28" calcext:value-type="percentage">
            <text:p>28,00%</text:p>
          </table:table-cell>
          <table:table-cell table:number-columns-repeated="5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2825" calcext:value-type="percentage">
            <text:p>28,25%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4">
          <table:table-cell table:style-name="ce11" office:value-type="string" calcext:value-type="string">
            <text:p>AVERAGE</text:p>
          </table:table-cell>
          <table:table-cell table:style-name="ce12" table:formula="of:=AVERAGE([.B2:.B9])" office:value-type="percentage" office:value="0.2722125" calcext:value-type="percentage">
            <text:p>27,22%</text:p>
          </table:table-cell>
          <table:table-cell table:style-name="ce12" table:formula="of:=AVERAGE([.C2:.C9])" office:value-type="percentage" office:value="0.287975" calcext:value-type="percentage">
            <text:p>28,80%</text:p>
          </table:table-cell>
          <table:table-cell table:style-name="ce12" table:formula="of:=AVERAGE([.D2:.D9])" office:value-type="percentage" office:value="0.274875" calcext:value-type="percentage">
            <text:p>27,49%</text:p>
          </table:table-cell>
          <table:table-cell table:style-name="ce12" table:formula="of:=AVERAGE([.E2:.E9])" office:value-type="percentage" office:value="0.22735" calcext:value-type="percentage">
            <text:p>22,74%</text:p>
          </table:table-cell>
          <table:table-cell table:style-name="ce12" table:formula="of:=AVERAGE([.F2:.F9])" office:value-type="percentage" office:value="0.184525" calcext:value-type="percentage">
            <text:p>18,45%</text:p>
          </table:table-cell>
          <table:table-cell table:style-name="ce12" table:formula="of:=AVERAGE([.G2:.G9])" office:value-type="percentage" office:value="0.1878" calcext:value-type="percentage">
            <text:p>18,78%</text:p>
          </table:table-cell>
          <table:table-cell table:style-name="ce12" table:formula="of:=AVERAGE([.H2:.H9])" office:value-type="string" office:string-value="" calcext:value-type="error">
            <text:p>#DIV/0!</text:p>
          </table:table-cell>
          <table:table-cell table:style-name="ce12" table:formula="of:=AVERAGE([.I2:.I9])" office:value-type="string" office:string-value="" calcext:value-type="error">
            <text:p>#DIV/0!</text:p>
          </table:table-cell>
        </table:table-row>
        <table:table-row table:style-name="ro2" table:number-rows-repeated="104856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Φύλλο5" table:style-name="ta1">
        <table:table-column table:style-name="co1" table:default-cell-style-name="ce9"/>
        <table:table-column table:style-name="co1" table:default-cell-style-name="Default"/>
        <table:table-column table:style-name="co10" table:default-cell-style-name="ce2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16378"/>
        <table:table-row table:style-name="ro2">
          <table:table-cell/>
          <table:table-cell office:value-type="string" calcext:value-type="string">
            <text:p>nnc2006</text:p>
          </table:table-cell>
          <table:table-cell office:value-type="string" calcext:value-type="string">
            <text:p>genclass2008</text:p>
          </table:table-cell>
          <table:table-cell office:value-type="string" calcext:value-type="string">
            <text:p>FC2_2005</text:p>
          </table:table-cell>
          <table:table-cell office:value-type="string" calcext:value-type="string">
            <text:p>fc3_2004</text:p>
          </table:table-cell>
          <table:table-cell/>
          <table:table-cell table:style-name="Default" table:number-columns-repeated="16378"/>
        </table:table-row>
        <table:table-row table:style-name="ro2">
          <table:table-cell office:value-type="string" calcext:value-type="string">
            <text:p>fold_1</text:p>
          </table:table-cell>
          <table:table-cell table:style-name="ce2" office:value-type="percentage" office:value="0.235" calcext:value-type="percentage">
            <text:p>23,50%</text:p>
          </table:table-cell>
          <table:table-cell office:value-type="percentage" office:value="0.1791" calcext:value-type="percentage">
            <text:p>17,91%</text:p>
          </table:table-cell>
          <table:table-cell office:value-type="percentage" office:value="0.162" calcext:value-type="percentage">
            <text:p>16,20%</text:p>
          </table:table-cell>
          <table:table-cell table:style-name="ce2" office:value-type="percentage" office:value="0.1988" calcext:value-type="percentage">
            <text:p>19,88%</text:p>
          </table:table-cell>
          <table:table-cell/>
          <table:table-cell table:style-name="Default" table:number-columns-repeated="16378"/>
        </table:table-row>
        <table:table-row table:style-name="ro2">
          <table:table-cell office:value-type="string" calcext:value-type="string">
            <text:p>fold_2</text:p>
          </table:table-cell>
          <table:table-cell table:style-name="ce2" office:value-type="percentage" office:value="0.2432" calcext:value-type="percentage">
            <text:p>24,32%</text:p>
          </table:table-cell>
          <table:table-cell office:value-type="percentage" office:value="0.1841" calcext:value-type="percentage">
            <text:p>18,41%</text:p>
          </table:table-cell>
          <table:table-cell office:value-type="percentage" office:value="0.205" calcext:value-type="percentage">
            <text:p>20,50%</text:p>
          </table:table-cell>
          <table:table-cell table:style-name="ce2" office:value-type="percentage" office:value="0.1766" calcext:value-type="percentage">
            <text:p>17,66%</text:p>
          </table:table-cell>
          <table:table-cell/>
          <table:table-cell table:style-name="Default" table:number-columns-repeated="16378"/>
        </table:table-row>
        <table:table-row table:style-name="ro2">
          <table:table-cell office:value-type="string" calcext:value-type="string">
            <text:p>fold_3</text:p>
          </table:table-cell>
          <table:table-cell table:style-name="ce2" office:value-type="string" calcext:value-type="string">
            <text:p>x</text:p>
          </table:table-cell>
          <table:table-cell office:value-type="percentage" office:value="0.1854" calcext:value-type="percentage">
            <text:p>18,54%</text:p>
          </table:table-cell>
          <table:table-cell office:value-type="string" calcext:value-type="string">
            <text:p>x</text:p>
          </table:table-cell>
          <table:table-cell table:style-name="ce2" office:value-type="percentage" office:value="0.1844" calcext:value-type="percentage">
            <text:p>18,44%</text:p>
          </table:table-cell>
          <table:table-cell/>
          <table:table-cell table:style-name="Default" table:number-columns-repeated="16378"/>
        </table:table-row>
        <table:table-row table:style-name="ro2">
          <table:table-cell office:value-type="string" calcext:value-type="string">
            <text:p>fold_4</text:p>
          </table:table-cell>
          <table:table-cell table:style-name="ce2" office:value-type="string" calcext:value-type="string">
            <text:p>x</text:p>
          </table:table-cell>
          <table:table-cell office:value-type="percentage" office:value="0.1791" calcext:value-type="percentage">
            <text:p>17,91%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Default" table:number-columns-repeated="16378"/>
        </table:table-row>
        <table:table-row table:style-name="ro2">
          <table:table-cell office:value-type="string" calcext:value-type="string">
            <text:p>fold_5</text:p>
          </table:table-cell>
          <table:table-cell table:style-name="ce2"/>
          <table:table-cell office:value-type="percentage" office:value="0.1942" calcext:value-type="percentage">
            <text:p>19,42%</text:p>
          </table:table-cell>
          <table:table-cell table:number-columns-repeated="3"/>
          <table:table-cell table:style-name="Default" table:number-columns-repeated="16378"/>
        </table:table-row>
        <table:table-row table:style-name="ro2">
          <table:table-cell office:value-type="string" calcext:value-type="string">
            <text:p>fold_6</text:p>
          </table:table-cell>
          <table:table-cell table:style-name="ce2"/>
          <table:table-cell office:value-type="percentage" office:value="0.1778" calcext:value-type="percentage">
            <text:p>17,78%</text:p>
          </table:table-cell>
          <table:table-cell table:number-columns-repeated="3"/>
          <table:table-cell table:style-name="Default" table:number-columns-repeated="16378"/>
        </table:table-row>
        <table:table-row table:style-name="ro2">
          <table:table-cell office:value-type="string" calcext:value-type="string">
            <text:p>fold_7</text:p>
          </table:table-cell>
          <table:table-cell table:style-name="ce2"/>
          <table:table-cell office:value-type="percentage" office:value="0.2383" calcext:value-type="percentage">
            <text:p>23,83%</text:p>
          </table:table-cell>
          <table:table-cell table:number-columns-repeated="3"/>
          <table:table-cell table:style-name="Default" table:number-columns-repeated="16378"/>
        </table:table-row>
        <table:table-row table:style-name="ro2">
          <table:table-cell office:value-type="string" calcext:value-type="string">
            <text:p>fold_8</text:p>
          </table:table-cell>
          <table:table-cell table:style-name="ce2"/>
          <table:table-cell office:value-type="percentage" office:value="0.2081" calcext:value-type="percentage">
            <text:p>20,81%</text:p>
          </table:table-cell>
          <table:table-cell table:number-columns-repeated="3"/>
          <table:table-cell table:style-name="Default" table:number-columns-repeated="16378"/>
        </table:table-row>
        <table:table-row table:style-name="ro2">
          <table:table-cell office:value-type="string" calcext:value-type="string">
            <text:p>fold_9</text:p>
          </table:table-cell>
          <table:table-cell table:style-name="ce2"/>
          <table:table-cell office:value-type="string" calcext:value-type="string">
            <text:p>x</text:p>
          </table:table-cell>
          <table:table-cell table:number-columns-repeated="3"/>
          <table:table-cell table:style-name="Default" table:number-columns-repeated="16378"/>
        </table:table-row>
        <table:table-row table:style-name="ro2">
          <table:table-cell office:value-type="string" calcext:value-type="string">
            <text:p>fold_10</text:p>
          </table:table-cell>
          <table:table-cell table:style-name="ce2"/>
          <table:table-cell table:number-columns-repeated="4"/>
          <table:table-cell table:style-name="Default" table:number-columns-repeated="16378"/>
        </table:table-row>
        <table:table-row table:style-name="ro4">
          <table:table-cell table:style-name="ce14"/>
          <table:table-cell table:style-name="ce12" table:formula="of:=AVERAGE([.B2:.B11])" office:value-type="percentage" office:value="0.2391" calcext:value-type="percentage">
            <text:p>23,91%</text:p>
          </table:table-cell>
          <table:table-cell table:style-name="ce12" table:formula="of:=AVERAGE([.C2:.C11])" office:value-type="percentage" office:value="0.1932625" calcext:value-type="percentage">
            <text:p>19,33%</text:p>
          </table:table-cell>
          <table:table-cell table:style-name="ce12" table:formula="of:=AVERAGE([.D2:.D11])" office:value-type="percentage" office:value="0.1835" calcext:value-type="percentage">
            <text:p>18,35%</text:p>
          </table:table-cell>
          <table:table-cell table:style-name="ce12" table:formula="of:=AVERAGE([.E2:.E11])" office:value-type="percentage" office:value="0.1866" calcext:value-type="percentage">
            <text:p>18,66%</text:p>
          </table:table-cell>
          <table:table-cell/>
          <table:table-cell table:style-name="ce14" table:number-columns-repeated="16378"/>
        </table:table-row>
        <table:table-row table:style-name="ro2" table:number-rows-repeated="1048563">
          <table:table-cell table:number-columns-repeated="6"/>
          <table:table-cell table:style-name="Default" table:number-columns-repeated="16378"/>
        </table:table-row>
        <table:table-row table:style-name="ro2">
          <table:table-cell table:number-columns-repeated="6"/>
          <table:table-cell table:style-name="Defaul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05:26:42.226739316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10:15:57.259360895</meta:creation-date>
    <dc:date>2025-10-03T07:25:00.396416396</dc:date>
    <meta:editing-duration>P3DT7H26M25S</meta:editing-duration>
    <meta:editing-cycles>263</meta:editing-cycles>
    <meta:generator>LibreOffice/25.2.6.2$Linux_X86_64 LibreOffice_project/520$Build-2</meta:generator>
    <meta:document-statistic meta:table-count="4" meta:cell-count="593" meta:object-count="0"/>
  </office:meta>
</office:document-meta>
</file>